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/>
    <style:font-face style:name="courier new" svg:font-family="'courier new', courier"/>
    <style:font-face style:name="FreeSans1" svg:font-family="FreeSans" style:font-family-generic="swiss"/>
    <style:font-face style:name="Cantarell" svg:font-family="Cantarell" style:font-pitch="variable"/>
    <style:font-face style:name="Nimbus Roman1" svg:font-family="'Nimbus Roman'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Standard">
      <style:text-properties officeooo:paragraph-rsid="000c17ee"/>
    </style:style>
    <style:style style:name="P3" style:family="paragraph" style:parent-style-name="Standard">
      <style:text-properties fo:color="#000000" loext:opacity="100%" style:font-name="Nimbus Roman1" fo:font-size="12pt" style:font-size-asian="12pt" style:font-size-complex="12pt"/>
    </style:style>
    <style:style style:name="P4" style:family="paragraph" style:parent-style-name="Standard">
      <style:text-properties fo:color="#000000" loext:opacity="100%" style:font-name="Nimbus Roman1" fo:font-size="12pt" fo:background-color="transparent" style:font-size-asian="12pt" style:font-size-complex="12pt"/>
    </style:style>
    <style:style style:name="P5" style:family="paragraph" style:parent-style-name="Standard">
      <style:text-properties fo:color="#000000" loext:opacity="100%" style:font-name="Nimbus Roman1" fo:font-size="12pt" officeooo:paragraph-rsid="000fd9f1" fo:background-color="transparent" style:font-size-asian="12pt" style:font-size-complex="12pt"/>
    </style:style>
    <style:style style:name="P6" style:family="paragraph" style:parent-style-name="Standard">
      <style:text-properties fo:color="#000000" loext:opacity="100%" style:font-name="Nimbus Roman1" fo:font-size="12pt" officeooo:paragraph-rsid="00109f8e" fo:background-color="transparent" style:font-size-asian="12pt" style:font-size-complex="12pt"/>
    </style:style>
    <style:style style:name="P7" style:family="paragraph" style:parent-style-name="Text_20_body">
      <style:text-properties fo:color="#000000" loext:opacity="100%" style:font-name="Nimbus Roman1" fo:font-size="12pt" fo:background-color="transparent" style:font-size-asian="12pt" style:font-size-complex="12pt"/>
    </style:style>
    <style:style style:name="P8" style:family="paragraph" style:parent-style-name="Standard">
      <style:text-properties fo:font-variant="normal" fo:text-transform="none" fo:color="#656565" loext:opacity="100%" style:font-name="Inter" fo:font-size="13.1000003814697pt" fo:letter-spacing="normal" fo:font-style="normal" fo:font-weight="normal"/>
    </style:style>
    <style:style style:name="P9" style:family="paragraph" style:parent-style-name="Standard">
      <style:text-properties fo:font-variant="normal" fo:text-transform="none" fo:color="#000000" loext:opacity="100%" style:font-name="Nimbus Roman1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text-properties fo:font-variant="normal" fo:text-transform="none" fo:color="#000000" loext:opacity="100%" style:font-name="Nimbus Roman1" fo:font-size="12pt" fo:letter-spacing="normal" fo:font-style="normal" fo:font-weight="normal" fo:background-color="#ffff00" style:font-size-asian="12pt" style:font-size-complex="12pt"/>
    </style:style>
    <style:style style:name="P11" style:family="paragraph" style:parent-style-name="Standard">
      <style:text-properties fo:font-variant="normal" fo:text-transform="none" fo:color="#000000" loext:opacity="100%" style:font-name="Nimbus Roman1" fo:font-size="12pt" fo:letter-spacing="normal" fo:font-style="normal" fo:font-weight="normal" fo:background-color="transparent" style:font-size-asian="12pt" style:font-size-complex="12pt"/>
    </style:style>
    <style:style style:name="P12" style:family="paragraph" style:parent-style-name="Standard">
      <style:text-properties fo:font-variant="normal" fo:text-transform="none" fo:color="#000000" loext:opacity="100%" style:font-name="Nimbus Roman1" fo:font-size="12pt" fo:letter-spacing="normal" fo:font-style="normal" fo:font-weight="normal" officeooo:paragraph-rsid="000fd9f1" fo:background-color="transparent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font-name="Nimbus Roman1" fo:font-size="12pt" fo:letter-spacing="normal" fo:font-style="normal" fo:font-weight="normal" officeooo:paragraph-rsid="00109f8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paragraph-rsid="0014c50b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color="#000000" loext:opacity="100%" style:font-name="Nimbus Roman1" fo:font-size="12pt" style:font-size-asian="12pt" style:font-size-complex="12pt"/>
    </style:style>
    <style:style style:name="T1" style:family="text">
      <style:text-properties fo:font-variant="normal" fo:text-transform="none" fo:color="#656565" loext:opacity="100%" style:font-name="Inter" fo:font-size="13.1000003814697pt" fo:letter-spacing="normal" fo:font-style="normal" fo:font-weight="normal"/>
    </style:style>
    <style:style style:name="T2" style:family="text">
      <style:text-properties fo:font-variant="normal" fo:text-transform="none" fo:color="#656565" loext:opacity="100%" style:font-name="courier new" fo:font-size="13.1000003814697pt" fo:letter-spacing="normal" fo:font-style="normal" fo:font-weight="bold"/>
    </style:style>
    <style:style style:name="T3" style:family="text">
      <style:text-properties fo:font-variant="normal" fo:text-transform="none" fo:color="#656565" loext:opacity="100%" fo:font-size="13.1000003814697pt" fo:letter-spacing="normal" fo:font-style="normal" fo:font-weight="bold"/>
    </style:style>
    <style:style style:name="T4" style:family="text">
      <style:text-properties fo:font-variant="normal" fo:text-transform="none" fo:color="#656565" loext:opacity="100%" fo:font-size="13.1000003814697pt" fo:letter-spacing="normal" fo:font-style="normal" fo:font-weight="normal"/>
    </style:style>
    <style:style style:name="T5" style:family="text">
      <style:text-properties fo:font-variant="normal" fo:text-transform="none" fo:color="#656565" loext:opacity="100%" fo:letter-spacing="normal" fo:font-style="normal" fo:font-weight="normal"/>
    </style:style>
    <style:style style:name="T6" style:family="text">
      <style:text-properties fo:font-variant="normal" fo:text-transform="none" fo:color="#656565" loext:opacity="100%" style:font-name="Nimbus Roman1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656565" loext:opacity="100%" style:font-name="Nimbus Roman1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3200ff" loext:opacity="100%" style:font-name="courier new" fo:font-size="13.1000003814697pt" fo:letter-spacing="normal" fo:font-style="normal" fo:font-weight="bold"/>
    </style:style>
    <style:style style:name="T9" style:family="text">
      <style:text-properties fo:font-variant="normal" fo:text-transform="none" fo:color="#6abf4b" loext:opacity="100%" style:font-name="courier new" fo:font-size="13.1000003814697pt" fo:letter-spacing="normal" fo:font-style="normal" fo:font-weight="bold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fo:background-color="#ffff00" loext:char-shading-value="0"/>
    </style:style>
    <style:style style:name="T1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Deployment rollbacks</text:p>
      <text:p text:style-name="Standard"/>
      <text:p text:style-name="P1"><text:span text:style-name="T1">With all the ReplicaSets of a Deployment being kept, you can also roll back to a previous revision by scaling up and down the ReplicaSets the other way. Next, we will have a closer look at rollbacks, using the </text:span><text:span text:style-name="Strong_20_Emphasis"><text:span text:style-name="T2">--record</text:span></text:span><text:span text:style-name="T1"> option of the </text:span><text:span text:style-name="Strong_20_Emphasis"><text:span text:style-name="T2">kubectl</text:span></text:span><text:span text:style-name="T1"> command, which allows annotation in the resource definition. The </text:span><text:span text:style-name="Strong_20_Emphasis"><text:span text:style-name="T2">create</text:span></text:span><text:span text:style-name="T1"> generator does not have a record function.</text:span></text:p>
      <text:p text:style-name="P1"><text:span text:style-name="Strong_20_Emphasis"><text:span text:style-name="T8">$ kubectl set image deployment ghost --image=ghost:0.9 --record<text:line-break/>$ kubectl get deployments ghost -o yaml</text:span></text:span><text:span text:style-name="Strong_20_Emphasis"><text:span text:style-name="T2"><text:line-break/></text:span></text:span><text:span text:style-name="Strong_20_Emphasis"><text:span text:style-name="T9">metadata:<text:line-break/>    annotations:<text:line-break/>            deployment.kubernetes.io/revision: "1"<text:line-break/>            kubernetes.io/change-cause: kubectl set image deployment ghost --image=ghost:0.9 --record</text:span></text:span></text:p>
      <text:p text:style-name="Standard"/>
      <text:p text:style-name="Standard">// ============= after the chat with the prof let s do it ==============</text:p>
      <text:p text:style-name="Standard"/>
      <text:p text:style-name="Standard">// create the image </text:p>
      <text:p text:style-name="Standard">jerome@master:~$ <text:span text:style-name="T14">$k create deployment ghost --image=ghost:0.9</text:span></text:p>
      <text:p text:style-name="Standard">deployment.apps/ghost created</text:p>
      <text:p text:style-name="Standard"/>
      <text:p text:style-name="Standard">// jerome@master:~$ <text:span text:style-name="T14">$k get deployment ghost -o yaml</text:span></text:p>
      <text:p text:style-name="Standard">apiVersion: apps/v1</text:p>
      <text:p text:style-name="Standard">kind: Deployment</text:p>
      <text:p text:style-name="Standard">metadata:</text:p>
      <text:p text:style-name="Standard"><text:s text:c="2"/>annotations:</text:p>
      <text:p text:style-name="Standard"><text:s text:c="4"/>deployment.kubernetes.io/revision: "1"</text:p>
      <text:p text:style-name="Standard"><text:s text:c="2"/>creationTimestamp: "2021-02-24T10:13:21Z"</text:p>
      <text:p text:style-name="Standard"><text:s text:c="2"/>generation: 1</text:p>
      <text:p text:style-name="Standard"><text:s text:c="2"/>labels:</text:p>
      <text:p text:style-name="Standard"><text:s text:c="4"/>app: ghost</text:p>
      <text:p text:style-name="Standard"><text:s text:c="2"/>managedFields:</text:p>
      <text:p text:style-name="Standard"><text:s text:c="2"/>- apiVersion: apps/v1</text:p>
      <text:p text:style-name="Standard"><text:s text:c="4"/>fieldsType: FieldsV1</text:p>
      <text:p text:style-name="Standard"><text:s text:c="4"/>fieldsV1:</text:p>
      <text:p text:style-name="Standard"><text:s text:c="6"/>f:metadata:</text:p>
      <text:p text:style-name="Standard"><text:s text:c="8"/>f:labels: ...................................</text:p>
      <text:p text:style-name="Standard"/>
      <text:p text:style-name="Standard"/>
      <text:p text:style-name="P15"><text:soft-page-break/><text:span text:style-name="T6">// Should an update fail, due to an improper image version, for example, you can roll back the change to a working version with </text:span><text:span text:style-name="Strong_20_Emphasis"><text:span text:style-name="T7">kubectl rollout undo</text:span></text:span><text:span text:style-name="T6">:</text:span></text:p>
      <text:p text:style-name="P15"><text:span text:style-name="T6"/></text:p>
      <text:p text:style-name="Standard">jerome@master:~$ <text:span text:style-name="T14">$k set image deployment.apps/ghost ghost=ghost:0.9 --all</text:span></text:p>
      <text:p text:style-name="Standard">jerome@master:~$ <text:span text:style-name="T14">$k rollout history deployment.apps/ghost</text:span></text:p>
      <text:p text:style-name="Standard">deployment.apps/ghost </text:p>
      <text:p text:style-name="Standard">REVISION <text:s/>CHANGE-CAUSE</text:p>
      <text:p text:style-name="Standard">1 <text:s text:c="8"/>&lt;none&gt;</text:p>
      <text:p text:style-name="Standard"/>
      <text:p text:style-name="Standard">jerome@master:~$ </text:p>
      <text:p text:style-name="Standard"/>
      <text:p text:style-name="Standard">// lets update the deployment with an unexisting image</text:p>
      <text:p text:style-name="Standard">jerome@master:~$ <text:span text:style-name="T14">$k set image deployment.apps/ghost ghost=ghost:5.0 --all</text:span></text:p>
      <text:p text:style-name="Standard">deployment.apps/ghost image updated</text:p>
      <text:p text:style-name="Standard">jerome@master:~$ <text:span text:style-name="T14">$k get pods</text:span></text:p>
      <text:p text:style-name="Standard">NAME <text:s text:c="20"/>READY <text:s text:c="2"/>STATUS <text:s text:c="8"/>RESTARTS <text:s text:c="2"/>AGE</text:p>
      <text:p text:style-name="Standard">ghost-6d596ccffb-lc2bq <text:s text:c="2"/>0/1 <text:s text:c="4"/>ErrImagePull <text:s text:c="2"/>0 <text:s text:c="9"/>5s</text:p>
      <text:p text:style-name="Standard">ghost-859485c7fb-l68zk <text:s text:c="2"/>1/1 <text:s text:c="4"/>Running <text:s text:c="7"/>0 <text:s text:c="9"/>22m</text:p>
      <text:p text:style-name="Standard"/>
      <text:p text:style-name="P14">// check the history, but revision change cause stay at none, </text:p>
      <text:p text:style-name="P14">// maybe as nothing change....?? </text:p>
      <text:p text:style-name="Standard">jerome@master:~$ <text:span text:style-name="T14">$k rollout history deployment.apps/ghost</text:span></text:p>
      <text:p text:style-name="Standard">deployment.apps/ghost </text:p>
      <text:p text:style-name="Standard">REVISION <text:s/>CHANGE-CAUSE</text:p>
      <text:p text:style-name="Standard">1 <text:s text:c="8"/>&lt;none&gt;</text:p>
      <text:p text:style-name="Standard">2 <text:s text:c="8"/>&lt;none&gt;</text:p>
      <text:p text:style-name="Standard"/>
      <text:p text:style-name="Standard">// rollout the deploy to be back as before</text:p>
      <text:p text:style-name="Standard">jerome@master:~$ <text:span text:style-name="T14">$k rollout undo deployment.apps/ghost</text:span></text:p>
      <text:p text:style-name="Standard">deployment.apps/ghost rolled back</text:p>
      <text:p text:style-name="Standard">jerome@master:~$ <text:span text:style-name="T14">$k get po</text:span></text:p>
      <text:p text:style-name="Standard">NAME <text:s text:c="20"/>READY <text:s text:c="2"/>STATUS <text:s text:c="3"/>RESTARTS <text:s text:c="2"/>AGE</text:p>
      <text:p text:style-name="Standard">ghost-859485c7fb-l68zk <text:s text:c="2"/>1/1 <text:s text:c="4"/>Running <text:s text:c="2"/>0 <text:s text:c="9"/>28m</text:p>
      <text:p text:style-name="Standard"/>
      <text:p text:style-name="Standard">// let s chang to an available version</text:p>
      <text:p text:style-name="Standard">jerome@master:~$ <text:span text:style-name="T14">$k set image deployment.apps/ghost ghost=ghost:3.41.7 --all</text:span></text:p>
      <text:p text:style-name="Standard">deployment.apps/ghost image updated</text:p>
      <text:p text:style-name="Standard"/>
      <text:p text:style-name="Standard">// can see that while the new container is not running the old one do not terminate</text:p>
      <text:p text:style-name="Standard">jerome@master:~$ <text:span text:style-name="T14">$k get po</text:span></text:p>
      <text:p text:style-name="Standard">NAME <text:s text:c="20"/>READY <text:s text:c="2"/>STATUS <text:s text:c="13"/>RESTARTS <text:s text:c="2"/>AGE</text:p>
      <text:p text:style-name="Standard">ghost-6cf99df7b-7mw5g <text:s text:c="3"/>0/1 <text:s text:c="4"/>ContainerCreating <text:s text:c="2"/>0 <text:s text:c="9"/>9s</text:p>
      <text:p text:style-name="Standard">ghost-859485c7fb-l68zk <text:s text:c="2"/>1/1 <text:s text:c="4"/>Running <text:s text:c="12"/>0 <text:s text:c="9"/>46m</text:p>
      <text:p text:style-name="Standard">jerome@master:~$ $k get po</text:p>
      <text:p text:style-name="P1"><text:span text:style-name="T1"/></text:p>
      <text:p text:style-name="P1"><text:span text:style-name="T1"/></text:p>
      <text:p text:style-name="Standard"><text:soft-page-break/>// new container run, the old one terminate</text:p>
      <text:p text:style-name="Standard"><text:span text:style-name="T10">jerome@master:~$ </text:span><text:span text:style-name="T13">$k get po</text:span></text:p>
      <text:p text:style-name="Standard">NAME <text:s text:c="20"/>READY <text:s text:c="2"/>STATUS <text:s text:c="7"/>RESTARTS <text:s text:c="2"/>AGE</text:p>
      <text:p text:style-name="Standard">ghost-6cf99df7b-7mw5g <text:s text:c="3"/>1/1 <text:s text:c="4"/>Running <text:s text:c="6"/>0 <text:s text:c="9"/>29s</text:p>
      <text:p text:style-name="Standard">ghost-859485c7fb-l68zk <text:s text:c="2"/>1/1 <text:s text:c="4"/>Terminating <text:s text:c="2"/>0 <text:s text:c="9"/>46m</text:p>
      <text:p text:style-name="Standard"/>
      <text:p text:style-name="Standard">// get the status</text:p>
      <text:p text:style-name="Standard">jerome@master:~$ <text:span text:style-name="T14">$k rollout history deployment.apps/ghost</text:span></text:p>
      <text:p text:style-name="Standard">deployment.apps/ghost </text:p>
      <text:p text:style-name="Standard">REVISION <text:s/>CHANGE-CAUSE</text:p>
      <text:p text:style-name="Standard">2 <text:s text:c="8"/>&lt;none&gt;</text:p>
      <text:p text:style-name="Standard">3 <text:s text:c="8"/>&lt;none&gt;</text:p>
      <text:p text:style-name="Standard">4 <text:s text:c="8"/>&lt;none&gt;</text:p>
      <text:p text:style-name="P17"><text:span text:style-name="T10"/></text:p>
      <text:p text:style-name="Standard">// -o yaml the deployment file</text:p>
      <text:p text:style-name="Standard">jerome@master:~$ <text:span text:style-name="T14">$k get deployment.apps/ghost -o yaml</text:span></text:p>
      <text:p text:style-name="Standard">apiVersion: apps/v1</text:p>
      <text:p text:style-name="Standard">kind: Deployment</text:p>
      <text:p text:style-name="Standard">metadata:</text:p>
      <text:p text:style-name="Standard"><text:s text:c="2"/>annotations:</text:p>
      <text:p text:style-name="Standard">................…</text:p>
      <text:p text:style-name="Standard">template:</text:p>
      <text:p text:style-name="Standard"><text:s text:c="4"/>metadata:</text:p>
      <text:p text:style-name="Standard"><text:s text:c="6"/>creationTimestamp: null</text:p>
      <text:p text:style-name="Standard"><text:s text:c="6"/>labels:</text:p>
      <text:p text:style-name="Standard"><text:s text:c="8"/>app: ghost</text:p>
      <text:p text:style-name="Standard"><text:s text:c="4"/>spec:</text:p>
      <text:p text:style-name="Standard"><text:s text:c="6"/>containers:</text:p>
      <text:p text:style-name="Standard"><text:s text:c="6"/>- <text:span text:style-name="T17">image: ghost:3.41.7</text:span></text:p>
      <text:p text:style-name="P17"><text:span text:style-name="T10"/></text:p>
      <text:p text:style-name="Standard">// rollout undo <text:s/>rollback to the last version</text:p>
      <text:p text:style-name="Standard">jerome@master:~$ $k rollout undo deployment.apps/ghost</text:p>
      <text:p text:style-name="Standard">deployment.apps/ghost rolled back</text:p>
      <text:p text:style-name="Standard">jerome@master:~$ $k get deployment.apps/ghost -o yaml</text:p>
      <text:p text:style-name="Standard">apiVersion: apps/v1</text:p>
      <text:p text:style-name="Standard">kind: Deployment</text:p>
      <text:p text:style-name="Standard">metadata:</text:p>
      <text:p text:style-name="Standard">.....................…</text:p>
      <text:p text:style-name="Standard"><text:s/>spec:</text:p>
      <text:p text:style-name="Standard"><text:s text:c="6"/>containers:</text:p>
      <text:p text:style-name="Standard"><text:s text:c="6"/>- image: <text:span text:style-name="T17">ghost:0.9</text:span></text:p>
      <text:p text:style-name="P17"><text:span text:style-name="T10"><text:s/></text:span></text:p>
      <text:p text:style-name="P17"><text:span text:style-name="T10"/></text:p>
      <text:p text:style-name="P17"><text:span text:style-name="T10"/></text:p>
      <text:p text:style-name="Standard"><text:soft-page-break/>// delete the deployment</text:p>
      <text:p text:style-name="Standard">erome@master:~$ <text:span text:style-name="T14">$k delete deploy -l app=ghost</text:span></text:p>
      <text:p text:style-name="Standard">deployment.apps "ghost" deleted</text:p>
      <text:p text:style-name="Standard">jerome@master:~$ <text:span text:style-name="T14">$k get all</text:span></text:p>
      <text:p text:style-name="Standard">NAME <text:s text:c="16"/>TYPE <text:s text:c="7"/>CLUSTER-IP <text:s text:c="2"/>EXTERNAL-IP <text:s text:c="2"/>PORT(S) <text:s text:c="2"/>AGE</text:p>
      <text:p text:style-name="Standard">service/kubernetes <text:s text:c="2"/>ClusterIP <text:s text:c="2"/>10.96.0.1 <text:s text:c="3"/>&lt;none&gt; <text:s text:c="7"/>443/TCP <text:s text:c="2"/>41d</text:p>
      <text:p text:style-name="Standard"/>
      <text:p text:style-name="P1"><text:span text:style-name="T1"/></text:p>
      <text:p text:style-name="P1"><text:span text:style-name="T1"/></text:p>
      <text:p text:style-name="P1"><text:span text:style-name="T1">You can roll back to a specific revision with the </text:span><text:span text:style-name="Strong_20_Emphasis"><text:span text:style-name="T2">--to-revision=2</text:span></text:span><text:span text:style-name="T1"> option. You can also edit a Deployment using the </text:span><text:span text:style-name="Strong_20_Emphasis"><text:span text:style-name="T2">kubectl edit</text:span></text:span><text:span text:style-name="T1"> command. You can also pause a Deployment, and then resume.</text:span></text:p>
      <text:p text:style-name="P1"><text:span text:style-name="Strong_20_Emphasis"><text:span text:style-name="T8">$ kubectl rollout pause deployment/ghost<text:line-break/>​$ kubectl rollout resume deployment/ghost</text:span></text:span></text:p>
      <text:p text:style-name="Standard"/>
      <text:p text:style-name="Standard">// ========= le prof n’a pas dit qu il faut demarrer une image first dc je me demerde ==============</text:p>
      <text:p text:style-name="Standard"/>
      <text:p text:style-name="Standard">// let s apply an nginx deployment</text:p>
      <text:p text:style-name="Standard">// image </text:p>
      <text:p text:style-name="Standard">apiVersion: apps/v1</text:p>
      <text:p text:style-name="Standard">kind: Deployment</text:p>
      <text:p text:style-name="Standard">metadata:</text:p>
      <text:p text:style-name="Standard"><text:s text:c="2"/>name: nginx-deployment</text:p>
      <text:p text:style-name="Standard"><text:s text:c="2"/>labels:</text:p>
      <text:p text:style-name="Standard"><text:s text:c="4"/>app: nginx</text:p>
      <text:p text:style-name="Standard">spec:</text:p>
      <text:p text:style-name="Standard"><text:s text:c="2"/>replicas: 3</text:p>
      <text:p text:style-name="Standard"><text:s text:c="2"/>selector:</text:p>
      <text:p text:style-name="Standard"><text:s text:c="4"/>matchLabels:</text:p>
      <text:p text:style-name="Standard"><text:s text:c="6"/>app: nginx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app: nginx</text:p>
      <text:p text:style-name="Standard"><text:s text:c="4"/>spec:</text:p>
      <text:p text:style-name="Standard"><text:s text:c="6"/>containers:</text:p>
      <text:p text:style-name="Standard"><text:s text:c="6"/>- name: nginx</text:p>
      <text:p text:style-name="Standard"><text:s text:c="8"/>image: nginx:1.14.2</text:p>
      <text:p text:style-name="Standard"><text:s text:c="8"/>ports:</text:p>
      <text:p text:style-name="Standard"><text:s text:c="6"/>- containerPort: 80</text:p>
      <text:p text:style-name="Standard"/>
      <text:p text:style-name="Standard"><text:soft-page-break/>// i deploy a NodePort service to connect the pod (just for the fun)</text:p>
      <text:p text:style-name="Standard">jerome@master:~/LFD259/SOLUTIONS/s_05/try/deploymentRollback$ <text:span text:style-name="T14">cat servt.yaml </text:span></text:p>
      <text:p text:style-name="Standard">apiVersion: v1</text:p>
      <text:p text:style-name="Standard">kind: Service</text:p>
      <text:p text:style-name="Standard">metadata:</text:p>
      <text:p text:style-name="Standard"><text:s text:c="2"/>name: my-service</text:p>
      <text:p text:style-name="Standard">spec:</text:p>
      <text:p text:style-name="Standard"><text:s text:c="2"/>selector:</text:p>
      <text:p text:style-name="Standard"><text:s text:c="4"/>app: nginx</text:p>
      <text:p text:style-name="Standard"><text:s text:c="2"/>type: NodePort</text:p>
      <text:p text:style-name="Standard"><text:s text:c="2"/>ports:</text:p>
      <text:p text:style-name="Standard"><text:s text:c="4"/>- name: nginx </text:p>
      <text:p text:style-name="Standard"><text:s text:c="6"/>protocol: TCP</text:p>
      <text:p text:style-name="Standard"><text:s text:c="6"/>port: 80</text:p>
      <text:p text:style-name="Standard"/>
      <text:p text:style-name="Standard"/>
      <text:p text:style-name="Standard">// deploy</text:p>
      <text:p text:style-name="Standard">jerome@master:~/LFD259/SOLUTIONS/s_05/try/deploymentRollback$ <text:span text:style-name="T14">$k apply -f .</text:span></text:p>
      <text:p text:style-name="Standard">deployment.apps/nginx-deployment created</text:p>
      <text:p text:style-name="Standard">service/my-service created</text:p>
      <text:p text:style-name="Standard"/>
      <text:p text:style-name="Standard">jerome@master:~/LFD259/SOLUTIONS/s_05/try/deploymentRollback$ <text:span text:style-name="T14">$k get all</text:span></text:p>
      <text:p text:style-name="Standard">NAME <text:s text:c="35"/>READY <text:s text:c="2"/>STATUS <text:s text:c="3"/>RESTARTS <text:s text:c="2"/>AGE</text:p>
      <text:p text:style-name="Standard">pod/nginx-deployment-66b6c48dd5-fslwn <text:s text:c="2"/>1/1 <text:s text:c="4"/>Running <text:s text:c="2"/>0 <text:s text:c="9"/>79s</text:p>
      <text:p text:style-name="Standard">pod/nginx-deployment-66b6c48dd5-g8mfp <text:s text:c="2"/>1/1 <text:s text:c="4"/>Running <text:s text:c="2"/>0 <text:s text:c="9"/>79s</text:p>
      <text:p text:style-name="Standard">pod/nginx-deployment-66b6c48dd5-xpqfv <text:s text:c="2"/>1/1 <text:s text:c="4"/>Running <text:s text:c="2"/>0 <text:s text:c="9"/>79s</text:p>
      <text:p text:style-name="Standard"/>
      <text:p text:style-name="Standard">NAME <text:s text:c="16"/>TYPE <text:s text:c="7"/>CLUSTER-IP <text:s text:c="6"/>EXTERNAL-IP <text:s text:c="2"/>PORT(S) <text:s text:c="7"/>AGE</text:p>
      <text:p text:style-name="Standard">service/kubernetes <text:s text:c="2"/>ClusterIP <text:s text:c="2"/>10.96.0.1 <text:s text:c="7"/>&lt;none&gt; <text:s text:c="7"/>443/TCP <text:s text:c="7"/>39d</text:p>
      <text:p text:style-name="Standard">service/my-service <text:s text:c="2"/>NodePort <text:s text:c="3"/>10.108.114.186 <text:s text:c="2"/>&lt;none&gt; <text:s text:c="7"/>80:30765/TCP <text:s text:c="2"/>79s</text:p>
      <text:p text:style-name="Standard"/>
      <text:p text:style-name="Standard">NAME <text:s text:c="30"/>READY <text:s text:c="2"/>UP-TO-DATE <text:s text:c="2"/>AVAILABLE <text:s text:c="2"/>AGE</text:p>
      <text:p text:style-name="Standard">deployment.apps/nginx-deployment <text:s text:c="2"/>3/3 <text:s text:c="4"/>3 <text:s text:c="11"/>3 <text:s text:c="10"/>79s</text:p>
      <text:p text:style-name="Standard"/>
      <text:p text:style-name="Standard">NAME <text:s text:c="41"/>DESIRED <text:s text:c="2"/>CURRENT <text:s text:c="2"/>READY <text:s text:c="2"/>AGE</text:p>
      <text:p text:style-name="Standard">replicaset.apps/nginx-deployment-66b6c48dd5 <text:s text:c="2"/>3 <text:s text:c="8"/>3 <text:s text:c="8"/>3 <text:s text:c="6"/>79s</text:p>
      <text:p text:style-name="Standard"/>
      <text:p text:style-name="Standard">jerome@master:~/LFD259/SOLUTIONS/s_05/try/deploymentRollback$ <text:span text:style-name="T14">$k rollout status</text:span> <text:span text:style-name="T14">deployment.apps/nginx-deployment </text:span><text:span text:style-name="T15">// but change nothing.... ?????</text:span></text:p>
      <text:p text:style-name="Standard">deployment "nginx-deployment" successfully rolled out</text:p>
      <text:p text:style-name="Standard"/>
      <text:p text:style-name="Standard">jerome@master:~/LFD259/SOLUTIONS/s_05/try/deploymentRollback$ <text:span text:style-name="T14">$k get deploy -o wide</text:span></text:p>
      <text:p text:style-name="Standard">NAME <text:s text:c="14"/>READY <text:s text:c="2"/>UP-TO-DATE <text:s text:c="2"/>AVAILABLE <text:s text:c="2"/>AGE <text:s text:c="3"/>CONTAINERS <text:s text:c="2"/>IMAGES <text:s text:c="8"/>SELECTOR</text:p>
      <text:p text:style-name="Standard">nginx-deployment <text:s text:c="2"/>3/3 <text:s text:c="4"/>3 <text:s text:c="11"/>3 <text:s text:c="10"/>4m2s <text:s text:c="2"/>nginx <text:s text:c="7"/>nginx:1.14.2 <text:s text:c="2"/>app=nginx</text:p>
      <text:p text:style-name="Standard">// change the nginx image version</text:p>
      <text:p text:style-name="P2"><text:soft-page-break/>jerome@master:~/LFD259/SOLUTIONS/s_05/try/deploymentRollback$ <text:span text:style-name="T14">$k set image deployment.apps/nginx-deployment nginx=nginx:1.16.1 --record</text:span></text:p>
      <text:p text:style-name="P2">deployment.apps/nginx-deployment image updated</text:p>
      <text:p text:style-name="Standard"/>
      <text:p text:style-name="Standard">jerome@master:~/LFD259/SOLUTIONS/s_05/try/deploymentRollback$ <text:span text:style-name="T14">$k get deploy -o wide</text:span></text:p>
      <text:p text:style-name="Standard">NAME <text:s text:c="14"/>READY <text:s text:c="2"/>UP-TO-DATE <text:s text:c="2"/>AVAILABLE <text:s text:c="2"/>AGE <text:s text:c="2"/>CONTAINERS <text:s text:c="2"/>IMAGES <text:s text:c="8"/>SELECTOR</text:p>
      <text:p text:style-name="Standard">nginx-deployment <text:s text:c="2"/>3/3 <text:s text:c="4"/>3 <text:s text:c="11"/>3 <text:s text:c="10"/>22m <text:s text:c="2"/>nginx <text:s text:c="7"/><text:span text:style-name="T16">nginx:1.16.1 </text:span><text:s text:c="2"/>app=nginx</text:p>
      <text:p text:style-name="Standard"/>
      <text:p text:style-name="Standard">// see the rollout status</text:p>
      <text:p text:style-name="Standard">jerome@master:~/LFD259/SOLUTIONS/s_05/try/deploymentRollback$ <text:span text:style-name="T14">$k rollout status deployment.apps/nginx-deployment</text:span></text:p>
      <text:p text:style-name="Standard">deployment "nginx-deployment" successfully rolled out</text:p>
      <text:p text:style-name="Standard"/>
      <text:p text:style-name="Standard">// <text:span text:style-name="T1">Should an update fail, due to an improper image version, for example, you can roll back the change to a working version with </text:span><text:span text:style-name="Strong_20_Emphasis"><text:span text:style-name="T3">kubectl rollout undo</text:span></text:span><text:span text:style-name="T1">:</text:span></text:p>
      <text:p text:style-name="P8"/>
      <text:p text:style-name="P8">// change the nginx image version to an unexisting image </text:p>
      <text:p text:style-name="P3"><text:span text:style-name="T10">jerome@master:~/LFD259/SOLUTIONS/s_05/try/deploymentRollback$ </text:span><text:span text:style-name="T13">$k set image deployment.apps/nginx-deployment nginx=nginx:5.0.0 --record</text:span></text:p>
      <text:p text:style-name="P9">deployment.apps/nginx-deployment image updated</text:p>
      <text:p text:style-name="P3"><text:span text:style-name="T10">jerome@master:~/LFD259/SOLUTIONS/s_05/try/deploymentRollback$ </text:span><text:span text:style-name="T13">$k get po</text:span></text:p>
      <text:p text:style-name="P9">NAME <text:s text:c="31"/>READY <text:s text:c="2"/>STATUS <text:s text:c="12"/>RESTARTS <text:s text:c="2"/>AGE</text:p>
      <text:p text:style-name="P9">nginx-deployment-559d658b74-2mgb6 <text:s text:c="2"/>1/1 <text:s text:c="4"/>Running <text:s text:c="11"/>0 <text:s text:c="9"/>23m</text:p>
      <text:p text:style-name="P9">nginx-deployment-559d658b74-mcsh5 <text:s text:c="2"/>1/1 <text:s text:c="4"/>Running <text:s text:c="11"/>0 <text:s text:c="9"/>24m</text:p>
      <text:p text:style-name="P9">nginx-deployment-559d658b74-qmnjp <text:s text:c="2"/>1/1 <text:s text:c="4"/>Running <text:s text:c="11"/>0 <text:s text:c="9"/>23m</text:p>
      <text:p text:style-name="P3"><text:span text:style-name="T10">nginx-deployment-7f7c44b574-kmsw5 <text:s text:c="2"/>0/1 <text:s text:c="2"/></text:span><text:span text:style-name="T11"><text:s text:c="2"/>ImagePullBackOff <text:s text:c="2"/>0 <text:s text:c="6"/></text:span><text:span text:style-name="T10"><text:s text:c="3"/>13s</text:span></text:p>
      <text:p text:style-name="P3"><text:span text:style-name="T10">jerome@master:~/LFD259/SOLUTIONS/s_05/try/deploymentRollback$ </text:span><text:span text:style-name="T13">$k get deploy -o wide</text:span></text:p>
      <text:p text:style-name="P9">NAME <text:s text:c="14"/>READY <text:s text:c="2"/>UP-TO-DATE <text:s text:c="2"/>AVAILABLE <text:s text:c="2"/>AGE <text:s text:c="2"/>CONTAINERS <text:s text:c="2"/>IMAGES <text:s text:c="7"/>SELECTOR</text:p>
      <text:p text:style-name="P3"><text:span text:style-name="T10">nginx-deployment <text:s text:c="2"/>3/3 <text:s text:c="4"/>1 <text:s text:c="11"/>3 <text:s text:c="10"/>33m <text:s text:c="2"/>nginx <text:s text:c="4"/></text:span><text:span text:style-name="T11"><text:s text:c="3"/>nginx:5.0.0 <text:s text:c="2"/>ap</text:span><text:span text:style-name="T10">p=nginx</text:span></text:p>
      <text:p text:style-name="P9">jerome@master:~/LFD259/SOLUTIONS/s_05/try/deploymentRollback$ </text:p>
      <text:p text:style-name="P9"/>
      <text:p text:style-name="P9">// i rollout using the history flag , but the full history get rolled back, means that nginx:5.0.0 is ran as well</text:p>
      <text:p text:style-name="P3"><text:span text:style-name="T10">jerome@master:~/LFD259/SOLUTIONS/s_05/try/deploymentRollback$ </text:span><text:span text:style-name="T13">$k rollout history deployment.apps/nginx-deployment</text:span></text:p>
      <text:p text:style-name="P9">deployment.apps/nginx-deployment </text:p>
      <text:p text:style-name="P9">REVISION <text:s/>CHANGE-CAUSE</text:p>
      <text:p text:style-name="P9">1 <text:s text:c="8"/>&lt;none&gt;</text:p>
      <text:p text:style-name="P10">2 <text:s text:c="8"/>kubectl set image deployment.apps/nginx-deployment nginx=nginx:1.16.1 --record=true</text:p>
      <text:p text:style-name="P10">3 <text:s text:c="8"/>kubectl set image deployment.apps/nginx-deployment nginx=nginx:5.0.0 –record=true</text:p>
      <text:p text:style-name="P10"/>
      <text:p text:style-name="P11"/>
      <text:p text:style-name="P11"/>
      <text:p text:style-name="P11">// But if i connect from outside, from another tty, still it works</text:p>
      <text:p text:style-name="P4"><text:soft-page-break/><text:span text:style-name="T10">[jerome@thearch kubernetesDev]$ </text:span><text:span text:style-name="T13">gcloud compute instances list</text:span></text:p>
      <text:p text:style-name="P11">NAME <text:s text:c="3"/>ZONE <text:s text:c="14"/>MACHINE_TYPE <text:s text:c="2"/>PREEMPTIBLE <text:s/>INTERNAL_IP <text:s/>EXTERNAL_IP <text:s text:c="4"/>STATUS</text:p>
      <text:p text:style-name="P11">master <text:s/>asia-southeast1-b <text:s/>n1-standard-2 <text:s text:c="14"/>10.2.0.4 <text:s text:c="4"/>35.198.215.194 <text:s/>RUNNING</text:p>
      <text:p text:style-name="P11">worker <text:s/>asia-southeast1-b <text:s/>n1-standard-2 <text:s text:c="14"/>10.2.0.3 <text:s text:c="4"/>34.87.43.145 <text:s text:c="3"/>RUNNING</text:p>
      <text:p text:style-name="P4"><text:span text:style-name="T10">[jerome@thearch kubernetesDev]$ </text:span><text:span text:style-name="T13">curl http://35.198.215.194:30765</text:span></text:p>
      <text:p text:style-name="P11">&lt;!DOCTYPE html&gt;</text:p>
      <text:p text:style-name="P11">&lt;html&gt;</text:p>
      <text:p text:style-name="P11">&lt;head&gt;</text:p>
      <text:p text:style-name="P11">&lt;title&gt;Welcome to nginx!&lt;/title&gt;</text:p>
      <text:p text:style-name="P11">........................…</text:p>
      <text:p text:style-name="P11"/>
      <text:p text:style-name="P11">// so let change the nginx image to the latest one</text:p>
      <text:p text:style-name="P5"><text:span text:style-name="T10">jerome@master:~/LFD259/SOLUTIONS/s_05/try/deploymentRollback$ </text:span><text:span text:style-name="T13">$k set image</text:span><text:span text:style-name="T10"> </text:span><text:span text:style-name="T13">deployment.apps/nginx-deployment nginx=nginx:latest –record</text:span></text:p>
      <text:p text:style-name="P12">deployment.apps/nginx-deployment image updated</text:p>
      <text:p text:style-name="P4"><text:span text:style-name="T10">jerome@master:~/LFD259/SOLUTIONS/s_05/try/deploymentRollback$ </text:span><text:span text:style-name="T13">$k get deploy -o wide</text:span></text:p>
      <text:p text:style-name="P11">NAME <text:s text:c="14"/>READY <text:s text:c="2"/>UP-TO-DATE <text:s text:c="2"/>AVAILABLE <text:s text:c="2"/>AGE <text:s text:c="2"/>CONTAINERS <text:s text:c="2"/>IMAGES <text:s text:c="8"/>SELECTOR</text:p>
      <text:p text:style-name="P4"><text:span text:style-name="T10">nginx-deployment <text:s text:c="2"/>3/3 <text:s text:c="4"/>3 <text:s text:c="11"/>3 <text:s text:c="10"/>45m <text:s text:c="2"/>nginx <text:s text:c="7"/></text:span><text:span text:style-name="T11">nginx:latest </text:span><text:span text:style-name="T10"><text:s text:c="2"/>app=nginx</text:span></text:p>
      <text:p text:style-name="P11"/>
      <text:p text:style-name="P11">// we are back to normal</text:p>
      <text:p text:style-name="P4"><text:span text:style-name="T10">jerome@master:~/LFD259/SOLUTIONS/s_05/try/deploymentRollback$ </text:span><text:span text:style-name="T13">$k get po</text:span></text:p>
      <text:p text:style-name="P11">NAME <text:s text:c="31"/>READY <text:s text:c="2"/>STATUS <text:s text:c="3"/>RESTARTS <text:s text:c="2"/>AGE</text:p>
      <text:p text:style-name="P11">nginx-deployment-75b69bd684-dsc6c <text:s text:c="2"/>1/1 <text:s text:c="4"/>Running <text:s text:c="2"/>0 <text:s text:c="9"/>15s</text:p>
      <text:p text:style-name="P11">nginx-deployment-75b69bd684-l49hp <text:s text:c="2"/>1/1 <text:s text:c="4"/>Running <text:s text:c="2"/>0 <text:s text:c="9"/>17s</text:p>
      <text:p text:style-name="P11">nginx-deployment-75b69bd684-n7fkl <text:s text:c="2"/>1/1 <text:s text:c="4"/>Running <text:s text:c="2"/>0 <text:s text:c="9"/>19s</text:p>
      <text:p text:style-name="P11">jerome@master:~/LFD259/SOLUTIONS/s_05/try/deploymentRollback$ </text:p>
      <text:p text:style-name="P11"/>
      <text:p text:style-name="P11">I DON T UNDERSTAND WHAT THE PROF IS TEACHING, BUT HERE IS THE CONCLUSION</text:p>
      <text:p text:style-name="P6"><text:span text:style-name="T10">if i </text:span><text:span text:style-name="T13">$k set image</text:span><text:span text:style-name="T10"> </text:span><text:span text:style-name="T13">deployment.apps/nginx-deployment nginx=nginx:5.0.0 --record </text:span><text:span text:style-name="T12">(means i change the image version), as this image do not exist the pods image do not update, not event crash, simply another pod is setted up and crash.</text:span></text:p>
      <text:p text:style-name="P13"/>
      <text:p text:style-name="P13">if i rollback, the full history is rolling back including the set image of the wrong version, means that it change nothing.</text:p>
      <text:p text:style-name="P13"/>
      <text:p text:style-name="P13">finally i reset the nginx=nginx:latest, all is back to normal (as this image exist)</text:p>
      <text:p text:style-name="P11"/>
      <text:p text:style-name="P11"/>
      <text:p text:style-name="P7"><text:span text:style-name="T1">You can roll back to a specific revision with the </text:span><text:span text:style-name="Strong_20_Emphasis"><text:span text:style-name="T2">--to-revision=2</text:span></text:span><text:span text:style-name="T1"> option. You can also edit a Deployment using the </text:span><text:span text:style-name="Strong_20_Emphasis"><text:span text:style-name="T2">kubectl edit</text:span></text:span><text:span text:style-name="T1"> command. You can also pause a Deployment, and then resume.</text:span></text:p>
      <text:p text:style-name="P1"><text:soft-page-break/><text:span text:style-name="Strong_20_Emphasis"><text:span text:style-name="T8">$ kubectl rollout pause deployment/ghost<text:line-break/>​$ kubectl rollout resume deployment/ghost</text:span></text:span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/>
    <style:font-face style:name="courier new" svg:font-family="'courier new', courier"/>
    <style:font-face style:name="FreeSans1" svg:font-family="FreeSans" style:font-family-generic="swiss"/>
    <style:font-face style:name="Cantarell" svg:font-family="Cantarell" style:font-pitch="variable"/>
    <style:font-face style:name="Nimbus Roman1" svg:font-family="'Nimbus Roman'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14:06:09.800246446</meta:creation-date>
    <meta:generator>LibreOffice/7.1.0.3$Linux_X86_64 LibreOffice_project/10$Build-3</meta:generator>
    <dc:date>2021-02-24T18:23:45.149218825</dc:date>
    <meta:editing-duration>PT56M42S</meta:editing-duration>
    <meta:editing-cycles>12</meta:editing-cycles>
    <meta:document-statistic meta:table-count="0" meta:image-count="0" meta:object-count="0" meta:page-count="8" meta:paragraph-count="225" meta:word-count="1203" meta:character-count="11361" meta:non-whitespace-character-count="8867"/>
  </office:meta>
</office:document-meta>
</file>